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29.04.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text:span><text:span text:style-name="T2">Name“-Eigenschaft immer zur Laufzeit aus der Superklasse ermitteln.</text:span> <text:span text:style-name="T2">Dialogfelder </text:span><text:span text:style-name="T2">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1">
            <text:p>1</text:p>
          </table:table-cell>
          <table:table-cell office:value-type="string">
            <text:p>in Arbeit</text:p>
          </table:table-cell>
          <table:table-cell table:number-columns-repeated="1020"/>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5">
            <text:p>5,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29.04.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office:value-type="string">
            <text:p>Wo ist hier der Fehler?</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Die Methode dependsOn() hat bei EnumType völlig gefehlt.</text:p>
          </table:table-cell>
          <table:table-cell table:style-name="ce33" table:number-columns-repeated="3"/>
        </table:table-row>
        <table:table-row table:style-name="ro7">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office:value-type="string">
            <text:p><text:span text:style-name="T2">Gefixt am 29.04 und nach CVS committed,</text:span></text:p>
            <text:p><text:span text:style-name="T2">Hierfür gab es keinen Grund.</text:span></text:p>
          </table:table-cell>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office:value-type="string">
            <text:p>Gefixt am 23.04 in Nbg,</text:p>
            <text:p>Fix nach CVS committet am 27.04.</text:p>
          </table:table-cell>
          <table:table-cell table:style-name="ce33" table:number-columns-repeated="2"/>
          <table:table-cell/>
        </table:table-row>
        <table:table-row table:style-name="ro4">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cell office:value-type="string">
            <text:p>DatatypeRefControl muss hierfür erweitert werden.</text:p>
          </table:table-cell>
          <table:table-cell table:number-columns-repeated="3"/>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7">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7">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Problem lag an einer if-Abfrage nach UniqueIdentifier-Eigenschaft</text:p>
            <text:p>über isUniqueIdentifier() statt findIsUniqueIdentifier()</text:p>
          </table:table-cell>
          <table:table-cell table:style-name="ce33" table:number-columns-repeated="3"/>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3">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Importiert wird java.util.Date … hier müsste der FIPS-Datentyp importiert werden.</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9">29.04.2009</text:date>, <text:time>11:27:0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4-29T11:27:06.89</dc:date>
    <meta:editing-cycles>193</meta:editing-cycles>
    <meta:editing-duration>PT45H27M19S</meta:editing-duration>
    <meta:document-statistic meta:table-count="3" meta:cell-count="233" meta:object-count="0"/>
    <meta:user-defined meta:name="Info 1"/>
    <meta:user-defined meta:name="Info 2"/>
    <meta:user-defined meta:name="Info 3"/>
    <meta:user-defined meta:name="Info 4"/>
  </office:meta>
</office:document-meta>
</file>